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Original Price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Required to Un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rd Posts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eet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0 views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4">00/00/0000</text:date>, <text:time style:data-style-name="N2" text:time-value="15:18:25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8-07-24T15:18:48.945000000</dc:date>
    <meta:editing-duration>PT7M26S</meta:editing-duration>
    <meta:editing-cycles>3</meta:editing-cycles>
    <meta:document-statistic meta:table-count="1" meta:cell-count="12" meta:object-count="0"/>
  </office:meta>
</office:document-meta>
</file>